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2000000000E000000076BEC588A.gif"/>
  <manifest:file-entry manifest:media-type="image/png" manifest:full-path="Pictures/100000000000004B0000004BC181C99A.png"/>
  <manifest:file-entry manifest:media-type="image/png" manifest:full-path="Pictures/10000000000000200000002000309F1C.png"/>
  <manifest:file-entry manifest:media-type="image/gif" manifest:full-path="Pictures/100002000000000A0000000AD0B8BA8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Default-title">
      <style:graphic-properties draw:fill-color="#ffffff" draw:auto-grow-height="true" fo:min-height="5.817cm"/>
    </style:style>
    <style:style style:name="pr2" style:family="presentation" style:parent-style-name="Default-subtitle">
      <style:graphic-properties draw:fill-color="#ffffff" draw:auto-grow-height="true" fo:min-height="9.329cm"/>
    </style:style>
    <style:style style:name="pr3" style:family="presentation" style:parent-style-name="Default-notes">
      <style:graphic-properties draw:fill-color="#ffffff" draw:auto-grow-height="true" fo:min-height="11.411cm"/>
    </style:style>
    <style:style style:name="pr4" style:family="presentation" style:parent-style-name="Default-title">
      <style:graphic-properties draw:fill-color="#ffffff" draw:auto-grow-height="true" fo:min-height="1.861cm"/>
    </style:style>
    <style:style style:name="pr5" style:family="presentation" style:parent-style-name="Default-outline1">
      <style:graphic-properties draw:fill-color="#e6e6ff" draw:auto-grow-height="true" fo:min-height="15.783cm"/>
    </style:style>
    <style:style style:name="pr6" style:family="presentation" style:parent-style-name="Default-outline1" style:list-style-name="L3">
      <style:graphic-properties draw:fill-color="#e6e6ff" draw:auto-grow-height="true" fo:min-height="10.658cm"/>
    </style:style>
    <style:style style:name="pr7" style:family="presentation" style:parent-style-name="Default-outline1" style:list-style-name="L3">
      <style:graphic-properties draw:fill-color="#e6e6ff" draw:auto-grow-height="true" fo:min-height="4.936cm"/>
    </style:style>
    <style:style style:name="pr8" style:family="presentation" style:parent-style-name="Default-notes">
      <style:graphic-properties draw:fill-color="#ffffff" fo:min-height="11.411cm"/>
    </style:style>
    <style:style style:name="pr9" style:family="presentation" style:parent-style-name="Default-outline1" style:list-style-name="L5">
      <style:graphic-properties draw:auto-grow-height="true" fo:min-height="13.084cm"/>
    </style:style>
    <style:style style:name="pr10" style:family="presentation" style:parent-style-name="Default-outline1" style:list-style-name="L5">
      <style:graphic-properties draw:auto-grow-height="true" fo:min-height="15.071cm"/>
    </style:style>
    <style:style style:name="pr11" style:family="presentation" style:parent-style-name="Default-outline1" style:list-style-name="L5">
      <style:graphic-properties draw:auto-grow-height="true" fo:min-height="13.44cm"/>
    </style:style>
    <style:style style:name="pr12" style:family="presentation" style:parent-style-name="Default-outline1" style:list-style-name="L5">
      <style:graphic-properties draw:auto-grow-height="true" fo:min-height="10.005cm"/>
    </style:style>
    <style:style style:name="pr13" style:family="presentation" style:parent-style-name="Default-outline1" style:list-style-name="L5">
      <style:graphic-properties draw:auto-grow-height="true" fo:min-height="13.479cm"/>
    </style:style>
    <style:style style:name="pr14" style:family="presentation" style:parent-style-name="Default-outline1">
      <style:graphic-properties draw:auto-grow-height="true" fo:min-height="13.242cm"/>
    </style:style>
    <style:style style:name="pr15" style:family="presentation" style:parent-style-name="Default-outline1">
      <style:graphic-properties draw:auto-grow-height="true" fo:min-height="13.54cm"/>
    </style:style>
    <style:style style:name="pr16" style:family="presentation" style:parent-style-name="Default-outline1">
      <style:graphic-properties draw:auto-grow-height="true" fo:min-height="14.829cm"/>
    </style:style>
    <style:style style:name="pr17" style:family="presentation" style:parent-style-name="Default-outline1">
      <style:graphic-properties draw:auto-grow-height="true" fo:min-height="10.873cm"/>
    </style:style>
    <style:style style:name="pr18" style:family="presentation" style:parent-style-name="Default-outline1">
      <style:graphic-properties draw:auto-grow-height="true" fo:min-height="7.279cm"/>
    </style:style>
    <style:style style:name="pr19" style:family="presentation" style:parent-style-name="Default-outline1">
      <style:graphic-properties draw:auto-grow-height="true" fo:min-height="14.585cm"/>
    </style:style>
    <style:style style:name="pr20" style:family="presentation" style:parent-style-name="Default-outline1">
      <style:graphic-properties draw:auto-grow-height="true" fo:min-height="15.141cm"/>
    </style:style>
    <style:style style:name="pr21" style:family="presentation" style:parent-style-name="Default-outline1">
      <style:graphic-properties draw:auto-grow-height="true" fo:min-height="8.385cm"/>
    </style:style>
    <style:style style:name="pr22" style:family="presentation" style:parent-style-name="Default-outline1">
      <style:graphic-properties draw:auto-grow-height="true" fo:min-height="9.30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Helvetica" style:font-family-generic="swiss" style:font-pitch="variable" fo:font-size="40pt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0cm" fo:margin-right="0cm" fo:text-indent="0cm"/>
      <style:text-properties fo:font-size="32pt"/>
    </style:style>
    <style:style style:name="P5" style:family="paragraph">
      <style:paragraph-properties fo:margin-left="1.2cm" fo:margin-right="0cm" fo:margin-top="0cm" fo:margin-bottom="0cm" text:enable-numbering="true" fo:text-indent="-0.9cm"/>
    </style:style>
    <style:style style:name="P6" style:family="paragraph">
      <style:paragraph-properties fo:margin-left="2.4cm" fo:margin-right="0cm" fo:margin-top="0cm" fo:margin-bottom="0cm" text:enable-numbering="true" fo:text-indent="-0.8cm"/>
    </style:style>
    <style:style style:name="P7" style:family="paragraph">
      <style:paragraph-properties fo:margin-left="2.4cm" fo:margin-right="0cm" fo:margin-top="0cm" fo:margin-bottom="0.3cm" text:enable-numbering="true" fo:text-indent="-0.8cm"/>
    </style:style>
    <style:style style:name="P8" style:family="paragraph">
      <style:paragraph-properties fo:margin-left="2.4cm" fo:margin-right="0cm" fo:margin-top="0cm" fo:margin-bottom="0.4cm" text:enable-numbering="true" fo:text-indent="-0.8cm"/>
    </style:style>
    <style:style style:name="P9" style:family="paragraph">
      <style:paragraph-properties fo:margin-left="2.4cm" fo:margin-right="0cm" text:enable-numbering="true" fo:text-indent="-0.8cm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2.4cm" fo:margin-right="0cm" fo:text-indent="-0.8cm"/>
    </style:style>
    <style:style style:name="P13" style:family="paragraph">
      <style:paragraph-properties fo:margin-left="3.6cm" fo:margin-right="0cm" fo:text-indent="-0.6cm"/>
    </style:style>
    <style:style style:name="T1" style:family="text">
      <style:text-properties fo:font-family="Helvetica" style:font-family-generic="swiss" style:font-pitch="variable" fo:font-size="40pt"/>
    </style:style>
    <style:style style:name="T2" style:family="text">
      <style:text-properties fo:font-family="Helvetica" style:font-family-generic="swiss" style:font-pitch="variable" fo:font-size="60pt"/>
    </style:style>
    <style:style style:name="T3" style:family="text">
      <style:text-properties fo:font-family="Helvetica" style:font-family-generic="swiss" style:font-pitch="variable" fo:font-size="44pt" fo:font-weight="bold"/>
    </style:style>
    <style:style style:name="T4" style:family="text">
      <style:text-properties fo:font-family="Courier" style:font-family-generic="modern" style:font-pitch="fixed" fo:font-size="32pt" fo:font-weight="bold"/>
    </style:style>
    <style:style style:name="T5" style:family="text">
      <style:text-properties fo:font-family="Helvetica" style:font-family-generic="swiss" style:font-pitch="variable" fo:font-size="16pt" fo:font-weight="normal"/>
    </style:style>
    <style:style style:name="T6" style:family="text">
      <style:text-properties fo:font-family="Courier" style:font-family-generic="modern" style:font-pitch="fixed" fo:font-size="24pt"/>
    </style:style>
    <style:style style:name="T7" style:family="text">
      <style:text-properties fo:font-family="Helvetica" style:font-family-generic="swiss" style:font-pitch="variable" fo:font-size="22pt"/>
    </style:style>
    <style:style style:name="T8" style:family="text">
      <style:text-properties fo:font-family="Courier" style:font-family-generic="modern" style:font-pitch="fixed" fo:font-size="28pt"/>
    </style:style>
    <style:style style:name="T9" style:family="text">
      <style:text-properties fo:font-family="Helvetica" style:font-family-generic="swiss" style:font-pitch="variable" fo:font-size="28pt"/>
    </style:style>
    <style:style style:name="T10" style:family="text">
      <style:text-properties fo:font-family="Arial" style:font-family-generic="roman" style:font-pitch="variable" fo:font-size="28pt"/>
    </style:style>
    <style:style style:name="T11" style:family="text">
      <style:text-properties fo:font-style="italic"/>
    </style:style>
    <style:style style:name="T12" style:family="text">
      <style:text-properties fo:font-style="normal"/>
    </style:style>
    <style:style style:name="T13" style:family="text">
      <style:text-properties fo:font-weight="bold"/>
    </style:style>
    <style:style style:name="T14" style:family="text">
      <style:text-properties fo:font-weight="normal"/>
    </style:style>
    <style:style style:name="T15" style:family="text">
      <style:text-properties fo:font-family="Courier" style:font-family-generic="modern" style:font-pitch="fixed" fo:font-size="22pt" fo:font-weight="normal"/>
    </style:style>
    <style:style style:name="T16" style:family="text">
      <style:text-properties fo:font-size="32pt" fo:font-style="italic" fo:font-weight="normal" style:font-size-asian="32pt" style:font-size-complex="32pt"/>
    </style:style>
    <style:style style:name="T17" style:family="text">
      <style:text-properties fo:font-style="italic" fo:font-weight="normal"/>
    </style:style>
    <style:style style:name="T18" style:family="text">
      <style:text-properties fo:font-style="normal" fo:font-weight="normal"/>
    </style:style>
    <style:style style:name="T19" style:family="text">
      <style:text-properties fo:font-style="italic" fo:font-weight="bold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image text:level="1" xlink:href="Pictures/100002000000000A0000000AD0B8BA86.gif" xlink:type="simple" xlink:show="embed" xlink:actuate="onLoad">
        <style:list-level-properties text:space-before="0.3cm" text:min-label-width="0.9cm" style:vertical-pos="middle" style:vertical-rel="line" fo:width="0.254cm" fo:height="0.254cm"/>
      </text:list-level-style-image>
      <text:list-level-style-image text:level="2" xlink:href="Pictures/100002000000000A0000000AD0B8BA86.gif" xlink:type="simple" xlink:show="embed" xlink:actuate="onLoad">
        <style:list-level-properties text:space-before="1.6cm" text:min-label-width="0.8cm" style:vertical-pos="middle" style:vertical-rel="line" fo:width="0.254cm" fo:height="0.254cm"/>
      </text:list-level-style-image>
      <text:list-level-style-image text:level="3" xlink:href="Pictures/100002000000000A0000000AD0B8BA86.gif" xlink:type="simple" xlink:show="embed" xlink:actuate="onLoad">
        <style:list-level-properties text:space-before="3cm" text:min-label-width="0.6cm" style:vertical-pos="middle" style:vertical-rel="line" fo:width="0.254cm" fo:height="0.254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54cm" fo:height="0.254cm"/>
      </text:list-level-style-image>
      <text:list-level-style-image text:level="5" xlink:href="Pictures/100002000000000A0000000AD0B8BA86.gif" xlink:type="simple" xlink:show="embed" xlink:actuate="onLoad">
        <style:list-level-properties text:space-before="5.4cm" text:min-label-width="0.6cm" style:vertical-pos="middle" style:vertical-rel="line" fo:width="0.254cm" fo:height="0.254cm"/>
      </text:list-level-style-image>
      <text:list-level-style-image text:level="6" xlink:href="Pictures/100002000000000A0000000AD0B8BA86.gif" xlink:type="simple" xlink:show="embed" xlink:actuate="onLoad">
        <style:list-level-properties text:space-before="6.6cm" text:min-label-width="0.6cm" style:vertical-pos="middle" style:vertical-rel="line" fo:width="0.254cm" fo:height="0.254cm"/>
      </text:list-level-style-image>
      <text:list-level-style-image text:level="7" xlink:href="Pictures/100002000000000A0000000AD0B8BA86.gif" xlink:type="simple" xlink:show="embed" xlink:actuate="onLoad">
        <style:list-level-properties text:space-before="7.8cm" text:min-label-width="0.6cm" style:vertical-pos="middle" style:vertical-rel="line" fo:width="0.254cm" fo:height="0.254cm"/>
      </text:list-level-style-image>
      <text:list-level-style-image text:level="8" xlink:href="Pictures/100002000000000A0000000AD0B8BA86.gif" xlink:type="simple" xlink:show="embed" xlink:actuate="onLoad">
        <style:list-level-properties text:space-before="9cm" text:min-label-width="0.6cm" style:vertical-pos="middle" style:vertical-rel="line" fo:width="0.254cm" fo:height="0.254cm"/>
      </text:list-level-style-image>
      <text:list-level-style-image text:level="9" xlink:href="Pictures/100002000000000A0000000AD0B8BA86.gif" xlink:type="simple" xlink:show="embed" xlink:actuate="onLoad">
        <style:list-level-properties text:space-before="10.2cm" text:min-label-width="0.6cm" style:vertical-pos="middle" style:vertical-rel="line" fo:width="0.254cm" fo:height="0.254cm"/>
      </text:list-level-style-image>
    </text:list-style>
    <text:list-style style:name="L4">
      <text:list-level-style-image text:level="1" xlink:href="Pictures/100002000000000E000000076BEC588A.gif" xlink:type="simple" xlink:show="embed" xlink:actuate="onLoad">
        <style:list-level-properties text:space-before="0.3cm" text:min-label-width="0.9cm" style:vertical-pos="middle" style:vertical-rel="line" fo:width="0.356cm" fo:height="0.178cm"/>
      </text:list-level-style-image>
      <text:list-level-style-image text:level="2" xlink:href="Pictures/100002000000000E000000076BEC588A.gif" xlink:type="simple" xlink:show="embed" xlink:actuate="onLoad">
        <style:list-level-properties text:space-before="1.6cm" text:min-label-width="0.8cm" style:vertical-pos="middle" style:vertical-rel="line" fo:width="0.356cm" fo:height="0.178cm"/>
      </text:list-level-style-image>
      <text:list-level-style-image text:level="3" xlink:href="Pictures/100002000000000E000000076BEC588A.gif" xlink:type="simple" xlink:show="embed" xlink:actuate="onLoad">
        <style:list-level-properties text:space-before="3cm" text:min-label-width="0.6cm" style:vertical-pos="middle" style:vertical-rel="line" fo:width="0.356cm" fo:height="0.178cm"/>
      </text:list-level-style-image>
      <text:list-level-style-image text:level="4" xlink:href="Pictures/100002000000000E000000076BEC588A.gif" xlink:type="simple" xlink:show="embed" xlink:actuate="onLoad">
        <style:list-level-properties text:space-before="4.2cm" text:min-label-width="0.6cm" style:vertical-pos="middle" style:vertical-rel="line" fo:width="0.356cm" fo:height="0.178cm"/>
      </text:list-level-style-image>
      <text:list-level-style-image text:level="5" xlink:href="Pictures/100002000000000E000000076BEC588A.gif" xlink:type="simple" xlink:show="embed" xlink:actuate="onLoad">
        <style:list-level-properties text:space-before="5.4cm" text:min-label-width="0.6cm" style:vertical-pos="middle" style:vertical-rel="line" fo:width="0.356cm" fo:height="0.178cm"/>
      </text:list-level-style-image>
      <text:list-level-style-image text:level="6" xlink:href="Pictures/100002000000000E000000076BEC588A.gif" xlink:type="simple" xlink:show="embed" xlink:actuate="onLoad">
        <style:list-level-properties text:space-before="6.6cm" text:min-label-width="0.6cm" style:vertical-pos="middle" style:vertical-rel="line" fo:width="0.356cm" fo:height="0.178cm"/>
      </text:list-level-style-image>
      <text:list-level-style-image text:level="7" xlink:href="Pictures/100002000000000E000000076BEC588A.gif" xlink:type="simple" xlink:show="embed" xlink:actuate="onLoad">
        <style:list-level-properties text:space-before="7.8cm" text:min-label-width="0.6cm" style:vertical-pos="middle" style:vertical-rel="line" fo:width="0.356cm" fo:height="0.178cm"/>
      </text:list-level-style-image>
      <text:list-level-style-image text:level="8" xlink:href="Pictures/100002000000000E000000076BEC588A.gif" xlink:type="simple" xlink:show="embed" xlink:actuate="onLoad">
        <style:list-level-properties text:space-before="9cm" text:min-label-width="0.6cm" style:vertical-pos="middle" style:vertical-rel="line" fo:width="0.356cm" fo:height="0.178cm"/>
      </text:list-level-style-image>
      <text:list-level-style-image text:level="9" xlink:href="Pictures/100002000000000E000000076BEC588A.gif" xlink:type="simple" xlink:show="embed" xlink:actuate="onLoad">
        <style:list-level-properties text:space-before="10.2cm" text:min-label-width="0.6cm" style:vertical-pos="middle" style:vertical-rel="line" fo:width="0.356cm" fo:height="0.178cm"/>
      </text:list-level-style-image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33cm" svg:height="5.817cm" svg:x="0.513cm" svg:y="1.353cm" presentation:class="title" presentation:user-transformed="true">
          <draw:text-box>
            <text:p text:style-name="P1"><text:span text:style-name="T1"><text:s/></text:span><text:span text:style-name="T2">Ada Apa Dengan F/OSS?</text:span><text:span text:style-name="T1"><text:line-break/></text:span><text:span text:style-name="T3">Rahmat M. Samik-Ibrahim</text:span></text:p>
          </draw:text-box>
        </draw:frame>
        <draw:frame presentation:style-name="pr2" draw:text-style-name="P4" draw:layer="layout" svg:width="24.966cm" svg:height="9.329cm" svg:x="1.375cm" svg:y="8.30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4">http://rms46.vlsm.org/2/121.pd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5">(rev. 2005-11-23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7">Dibuat dengan OpenOffice.org 2.0 berbasis De2.U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7">(Debian Depok U-buntu I-untun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6.822cm" svg:height="1.861cm" svg:x="0.67cm" svg:y="0cm" presentation:class="title" presentation:user-transformed="true">
          <draw:text-box>
            <text:p text:style-name="P1">Memperkenal Diri</text:p>
          </draw:text-box>
        </draw:frame>
        <draw:frame presentation:style-name="pr5" draw:text-style-name="P5" draw:layer="layout" svg:width="24.455cm" svg:height="15.783cm" svg:x="1.728cm" svg:y="2.54cm" presentation:class="outline" presentation:user-transformed="true">
          <draw:text-box>
            <text:list text:style-name="L3">
              <text:list-item>
                <text:p text:style-name="P5">Rahmat M. Samik-Ibrahim</text:p>
              </text:list-item>
            </text:list>
            <text:list text:style-name="L4">
              <text:list-item>
                <text:list>
                  <text:list-item>
                    <text:p text:style-name="P6">UI <text:s text:c="12"/>(1984 - ...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vLSM.org (1996 - ...)</text:p>
                  </text:list-item>
                </text:list>
              </text:list-item>
            </text:list>
            <text:list text:style-name="L3">
              <text:list-item>
                <text:p text:style-name="P5">WebPages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8">http://rms46.vLSM.org/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8">http://rmsui.vlsm.org/rms46/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http://komo.vLSM.org/</text:span><text:span text:style-name="T8"><text:tab/></text:span><text:span text:style-name="T8"> <text:s text:c="4"/></text:span><text:span text:style-name="T9">(480 Gbyte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http://kambing.vLSM.org/</text:span><text:span text:style-name="T8"><text:tab/></text:span><text:span text:style-name="T8"> </text:span><text:span text:style-name="T9">(320 Gbyte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http://bebas.vLSM.org/ </text:span><text:span text:style-name="T8"><text:tab/></text:span><text:span text:style-name="T8"><text:tab/></text:span><text:span text:style-name="T8"> <text:s/></text:span><text:span text:style-name="T9">(Dokumen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8">http://gtm.vLSM.org/ </text:span><text:span text:style-name="T9"><text:tab/></text:span><text:span text:style-name="T9">(Grounded Theory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http://www.sdn.or.id/</text:span><text:span text:style-name="T10"> </text:span><text:span text:style-name="T10"><text:tab/></text:span><text:span text:style-name="T10"><text:tab/></text:span><text:span text:style-name="T9">(SDN UNDP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http://de2.vlsm.org/ </text:span><text:span text:style-name="T8"><text:tab/></text:span><text:span text:style-name="T9">(De2.UI: distroLinu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6.822cm" svg:height="1.861cm" svg:x="0.651cm" svg:y="0.925cm" presentation:class="title" presentation:user-transformed="true">
          <draw:text-box>
            <text:p text:style-name="P1">Agenda</text:p>
          </draw:text-box>
        </draw:frame>
        <draw:frame presentation:style-name="pr6" draw:text-style-name="P10" draw:layer="layout" svg:width="25.638cm" svg:height="10.658cm" svg:x="1.215cm" svg:y="4.19cm" presentation:class="outline" presentation:user-transformed="true">
          <draw:text-box>
            <text:list text:style-name="L3">
              <text:list-item>
                <text:p text:style-name="P10">Memperkenalkan Diri </text:p>
              </text:list-item>
            </text:list>
            <text:list text:style-name="L3">
              <text:list-item>
                <text:p text:style-name="P10">Tujuan Presentasi</text:p>
              </text:list-item>
            </text:list>
            <text:list text:style-name="L3">
              <text:list-item>
                <text:p text:style-name="P11">Review Definisi Perangkat Lunak Bebas</text:p>
              </text:list-item>
            </text:list>
            <text:list text:style-name="L3">
              <text:list-item>
                <text:p text:style-name="P11">Salah Kaprah Tiga Masalah Umum</text:p>
              </text:list-item>
            </text:list>
            <text:list text:style-name="L3">
              <text:list-item>
                <text:p text:style-name="P11">Ada Apa Dengan <text:span text:style-name="T11">Free</text:span><text:span text:style-name="T12">/</text:span><text:span text:style-name="T11">Open Source Software</text:span>?</text:p>
              </text:list-item>
            </text:list>
            <text:list text:style-name="L3">
              <text:list-item>
                <text:p text:style-name="P11">Penutup: MDGR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6.822cm" svg:height="1.861cm" svg:x="0.612cm" svg:y="1.715cm" presentation:class="title" presentation:user-transformed="true">
          <draw:text-box>
            <text:p text:style-name="P1">Tujuan Presentasi Ini</text:p>
          </draw:text-box>
        </draw:frame>
        <draw:frame presentation:style-name="pr7" draw:text-style-name="P10" draw:layer="layout" svg:width="23.665cm" svg:height="4.936cm" svg:x="1.846cm" svg:y="5.963cm" presentation:class="outline" presentation:user-transformed="true">
          <draw:text-box>
            <text:list text:style-name="L3">
              <text:list-item>
                <text:p text:style-name="P11">Menyampaikan Sudut Pandang Alternatif:</text:p>
              </text:list-item>
            </text:list>
            <text:list text:style-name="L3">
              <text:list-item>
                <text:list>
                  <text:list-item>
                    <text:p text:style-name="P12">F/OSS secara khusu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Sistem Informasi pada umumnya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" presentation:class="page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6.822cm" svg:height="1.861cm" svg:x="0.73cm" svg:y="6.374cm" presentation:class="title" presentation:user-transformed="true">
          <draw:text-box>
            <text:p text:style-name="P1">Review Definisi F/OSS</text:p>
          </draw:text-box>
        </draw:frame>
        <presentation:notes draw:style-name="dp2">
          <draw:page-thumbnail draw:layer="layout" svg:width="13.705cm" svg:height="10.279cm" svg:x="3.641cm" svg:y="2.853cm" draw:page-number="5" presentation:class="page"/>
          <draw:frame presentation:style-name="pr8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6.822cm" svg:height="1.861cm" svg:x="0.651cm" svg:y="1.083cm" presentation:class="title" presentation:user-transformed="true">
          <draw:text-box>
            <text:p text:style-name="P1">Definisi Perangkat Lunak Bebas</text:p>
          </draw:text-box>
        </draw:frame>
        <draw:frame presentation:style-name="pr9" draw:text-style-name="P10" draw:layer="layout" svg:width="24.851cm" svg:height="13.084cm" svg:x="1.449cm" svg:y="4.37cm" presentation:class="outline" presentation:user-transformed="true">
          <draw:text-box>
            <text:list text:style-name="L5">
              <text:list-item>
                <text:p text:style-name="P10"><text:span text:style-name="T13">KEBEBASAN 0</text:span>: menjalankan program untuk keperluan apapun</text:p>
              </text:list-item>
            </text:list>
            <text:list text:style-name="L5">
              <text:list-item>
                <text:p text:style-name="P10"><text:span text:style-name="T13">KEBEBASAN 1</text:span>: mempelajari cara kerja dan modifikasi (kode) program</text:p>
              </text:list-item>
            </text:list>
            <text:list text:style-name="L5">
              <text:list-item>
                <text:p text:style-name="P10"><text:span text:style-name="T13">KEBEBASAN 2</text:span><text:span text:style-name="T14">: menyebar-luaskan program dan modifikasinya</text:span></text:p>
              </text:list-item>
            </text:list>
            <text:list text:style-name="L5">
              <text:list-item>
                <text:p text:style-name="P10"><text:span text:style-name="T13">KEBEBASAN 3</text:span><text:span text:style-name="T14">: meningkatkan kinerja</text:span></text:p>
              </text:list-item>
            </text:list>
            <text:list text:style-name="L5">
              <text:list-item>
                <text:p text:style-name="P10"><text:span text:style-name="T13">URL</text:span><text:span text:style-name="T14">: </text:span><text:span text:style-name="T15">http://gnu.vLSM.org/philosophy/free-sw.html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" presentation:class="page"/>
          <draw:frame presentation:style-name="pr8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Kebebasan #0 (Versi FSF)</text:p>
          </draw:text-box>
        </draw:frame>
        <draw:frame presentation:style-name="pr10" draw:text-style-name="P10" draw:layer="layout" svg:width="25.042cm" svg:height="15.071cm" svg:x="1.449cm" svg:y="3.146cm" presentation:class="outline" presentation:user-transformed="true">
          <draw:text-box>
            <text:list text:style-name="L5">
              <text:list-item>
                <text:p text:style-name="P10">bebas menjalankan program untuk keperluan apapun</text:p>
              </text:list-item>
            </text:list>
            <text:list text:style-name="L5">
              <text:list-item>
                <text:list>
                  <text:list-item>
                    <text:p text:style-name="P9">pribadi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perusahaa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pemerintah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instalasi nukli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nirlab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berlaba</text:p>
                  </text:list-item>
                </text:list>
              </text:list-item>
            </text:list>
            <text:list text:style-name="L5">
              <text:list-item>
                <text:p text:style-name="P10">jika tidak? bukan perangkat lunak bebas!</text:p>
              </text:list-item>
            </text:list>
            <text:list text:style-name="L5">
              <text:list-item>
                <text:p text:style-name="P10">harus tetap patuh peraturan berlaku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" presentation:class="page"/>
          <draw:frame presentation:style-name="pr8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6.822cm" svg:height="1.861cm" svg:x="0.691cm" svg:y="0.925cm" presentation:class="title" presentation:user-transformed="true">
          <draw:text-box>
            <text:p text:style-name="P1">Kebebasan #1 (Versi FSF)</text:p>
          </draw:text-box>
        </draw:frame>
        <draw:frame presentation:style-name="pr11" draw:text-style-name="P10" draw:layer="layout" svg:width="24.891cm" svg:height="13.44cm" svg:x="1.409cm" svg:y="4.054cm" presentation:class="outline" presentation:user-transformed="true">
          <draw:text-box>
            <text:list text:style-name="L5">
              <text:list-item>
                <text:p text:style-name="P10">bebas mempelajari cara kerja program</text:p>
              </text:list-item>
            </text:list>
            <text:list text:style-name="L5">
              <text:list-item>
                <text:p text:style-name="P10">bebas memodifikasi (kode) program</text:p>
              </text:list-item>
            </text:list>
            <text:list text:style-name="L5">
              <text:list-item>
                <text:p text:style-name="P10">bebas memberi-tahu kepada pihak lain</text:p>
              </text:list-item>
            </text:list>
            <text:list text:style-name="L5">
              <text:list-item>
                <text:p text:style-name="P10">bebas untuk <text:span text:style-name="T13">TIDAK</text:span> mempelajari program</text:p>
              </text:list-item>
            </text:list>
            <text:list text:style-name="L5">
              <text:list-item>
                <text:p text:style-name="P10">bebas untuk <text:span text:style-name="T13">TIDAK</text:span> memodifikasi program</text:p>
              </text:list-item>
            </text:list>
            <text:list text:style-name="L5">
              <text:list-item>
                <text:p text:style-name="P10">bebas untuk <text:span text:style-name="T13">TIDAK</text:span> memberi-tahu pihak lain</text:p>
              </text:list-item>
            </text:list>
            <text:list text:style-name="L5">
              <text:list-item>
                <text:p text:style-name="P10">prasyarat: harus ada kode sumber (<text:span text:style-name="T16">source code</text:span>)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" presentation:class="page"/>
          <draw:frame presentation:style-name="pr8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6.822cm" svg:height="1.861cm" svg:x="0.691cm" svg:y="1.833cm" presentation:class="title" presentation:user-transformed="true">
          <draw:text-box>
            <text:p text:style-name="P1">Kebebasan #2 (Versi FSF)</text:p>
          </draw:text-box>
        </draw:frame>
        <draw:frame presentation:style-name="pr12" draw:text-style-name="P10" draw:layer="layout" svg:width="24.14cm" svg:height="10.005cm" svg:x="1.528cm" svg:y="5.436cm" presentation:class="outline" presentation:user-transformed="true">
          <draw:text-box>
            <text:list text:style-name="L5">
              <text:list-item>
                <text:p text:style-name="P10"><text:span text:style-name="T14">bebas menyebar-luaskan program asli</text:span></text:p>
              </text:list-item>
            </text:list>
            <text:list text:style-name="L5">
              <text:list-item>
                <text:p text:style-name="P10"><text:span text:style-name="T14">bebas menyebar-luaskan program modifikasi</text:span></text:p>
              </text:list-item>
            </text:list>
            <text:list text:style-name="L5">
              <text:list-item>
                <text:p text:style-name="P10"><text:span text:style-name="T14">bebas mengambil keuntungan finansial</text:span></text:p>
              </text:list-item>
            </text:list>
            <text:list text:style-name="L5">
              <text:list-item>
                <text:p text:style-name="P10"><text:span text:style-name="T14">bebas untuk </text:span><text:span text:style-name="T13">TIDAK</text:span><text:span text:style-name="T14"> melakukan apa-apa!</text:span></text:p>
              </text:list-item>
            </text:list>
            <text:list text:style-name="L5">
              <text:list-item>
                <text:p text:style-name="P10"><text:span text:style-name="T14">agar </text:span><text:span text:style-name="T13">TETAP</text:span><text:span text:style-name="T14"> bebas, penyebaran </text:span><text:span text:style-name="T13">HARUS</text:span><text:span text:style-name="T14"> dengan kode sumber (</text:span><text:span text:style-name="T17">source code</text:span><text:span text:style-name="T18">)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9" presentation:class="page"/>
          <draw:frame presentation:style-name="pr8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6.822cm" svg:height="1.861cm" svg:x="0.691cm" svg:y="1.28cm" presentation:class="title" presentation:user-transformed="true">
          <draw:text-box>
            <text:p text:style-name="P1">Kebebasan #3 (Versi FSF)</text:p>
          </draw:text-box>
        </draw:frame>
        <draw:frame presentation:style-name="pr13" draw:text-style-name="P10" draw:layer="layout" svg:width="25.049cm" svg:height="13.479cm" svg:x="1.41cm" svg:y="4.014cm" presentation:class="outline" presentation:user-transformed="true">
          <draw:text-box>
            <text:list text:style-name="L5">
              <text:list-item>
                <text:p text:style-name="P10"><text:span text:style-name="T14">bebas meningkatkan kinerja agar semua menikmati faedahnya</text:span></text:p>
              </text:list-item>
            </text:list>
            <text:list text:style-name="L5">
              <text:list-item>
                <text:p text:style-name="P10"><text:span text:style-name="T14">untuk meningkatkan kinerja diperlukan kode sumber (</text:span><text:span text:style-name="T17">source code</text:span><text:span text:style-name="T18">)</text:span></text:p>
              </text:list-item>
            </text:list>
            <text:list text:style-name="L5">
              <text:list-item>
                <text:p text:style-name="P10"><text:span text:style-name="T18">BEBAS tidak selalu GRATIS</text:span></text:p>
              </text:list-item>
            </text:list>
            <text:list text:style-name="L5">
              <text:list-item>
                <text:p text:style-name="P10"><text:span text:style-name="T18">Rancu? Gunakan istilah ''</text:span><text:span text:style-name="T17">Open Source</text:span><text:span text:style-name="T18">''</text:span></text:p>
              </text:list-item>
            </text:list>
            <text:list text:style-name="L5">
              <text:list-item>
                <text:p text:style-name="P10"><text:span text:style-name="T18">Masih Tetap Rancu?</text:span></text:p>
              </text:list-item>
            </text:list>
            <text:list text:style-name="L5">
              <text:list-item>
                <text:p text:style-name="P10"><text:span text:style-name="T19">CopyLeft</text:span><text:span text:style-name="T18"> agar modifikasinya tetap bebas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0" presentation:class="page"/>
          <draw:frame presentation:style-name="pr8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6.822cm" svg:height="1.861cm" svg:x="0.414cm" svg:y="5.9cm" presentation:class="title" presentation:user-transformed="true">
          <draw:text-box>
            <text:p text:style-name="P1">Salah Kaprah Tiga Masalah Umum</text:p>
          </draw:text-box>
        </draw:frame>
        <presentation:notes draw:style-name="dp2">
          <draw:page-thumbnail draw:layer="layout" svg:width="13.705cm" svg:height="10.279cm" svg:x="3.641cm" svg:y="2.853cm" draw:page-number="11" presentation:class="page"/>
          <draw:frame presentation:style-name="pr8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" draw:layer="layout" svg:width="26.822cm" svg:height="1.861cm" svg:x="0.651cm" svg:y="1.32cm" presentation:class="title" presentation:user-transformed="true">
          <draw:text-box>
            <text:p text:style-name="P1">Salah Kaprah?</text:p>
          </draw:text-box>
        </draw:frame>
        <draw:frame presentation:style-name="pr14" draw:text-style-name="P11" draw:layer="layout" svg:width="24.812cm" svg:height="13.242cm" svg:x="1.41cm" svg:y="4.172cm" presentation:class="outline" presentation:user-transformed="true">
          <draw:text-box>
            <text:list text:style-name="L3">
              <text:list-item>
                <text:p text:style-name="P11">Apakah F/OSS merupakan isyu sentral?</text:p>
              </text:list-item>
            </text:list>
            <text:list text:style-name="L3">
              <text:list-item>
                <text:list>
                  <text:list-item>
                    <text:p text:style-name="P12">Pengembangan Sistem Informas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Bukan Seperti Membeli Kulka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Komponen SDM Sistem Informas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Bukan Hanya Programe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Relasi Rekanan Sistem Informas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Komitmen Jangka Panjang!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Ini berlaku untuk Sistem Informasi yang bebas ataupun berpemilik (<text:span text:style-name="T11">propriety</text:span>) 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2" presentation:class="page"/>
          <draw:frame presentation:style-name="pr8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1" draw:layer="layout" svg:width="26.822cm" svg:height="1.861cm" svg:x="0.691cm" svg:y="1.241cm" presentation:class="title" presentation:user-transformed="true">
          <draw:text-box>
            <text:p text:style-name="P1">Pengembangan Sistem Informasi</text:p>
          </draw:text-box>
        </draw:frame>
        <draw:frame presentation:style-name="pr15" draw:text-style-name="P11" draw:layer="layout" svg:width="24.97cm" svg:height="13.54cm" svg:x="1.41cm" svg:y="4.528cm" presentation:class="outline" presentation:user-transformed="true">
          <draw:text-box>
            <text:list text:style-name="L3">
              <text:list-item>
                <text:p text:style-name="P11">Tidak seperti membeli Kulkas</text:p>
              </text:list-item>
            </text:list>
            <text:list text:style-name="L3">
              <text:list-item>
                <text:list>
                  <text:list-item>
                    <text:p text:style-name="P12">Bukan Investasi Satu Kal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Harus Dipelihara dan Diperbaik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Sering Memerlukan Modifikas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Tidak Langsung Sempurn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Perlu Biaya Secara Berkesinambunga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Perlu Kesabara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(Lebih Sering) Terlambat, Kemahalan, dan Gagal</text:p>
                  </text:list-item>
                </text:list>
              </text:list-item>
            </text:list>
            <text:list text:style-name="L3">
              <text:list-item>
                <text:p text:style-name="P11">Investasi awal adalah komponen termurah!?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3" presentation:class="page"/>
          <draw:frame presentation:style-name="pr8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1" draw:layer="layout" svg:width="26.822cm" svg:height="1.861cm" svg:x="0.691cm" svg:y="0.885cm" presentation:class="title" presentation:user-transformed="true">
          <draw:text-box>
            <text:p text:style-name="P1">Komponen SDM Sistem Informasi</text:p>
          </draw:text-box>
        </draw:frame>
        <draw:frame presentation:style-name="pr16" draw:text-style-name="P11" draw:layer="layout" svg:width="25.042cm" svg:height="14.829cm" svg:x="1.488cm" svg:y="3.856cm" presentation:class="outline" presentation:user-transformed="true">
          <draw:text-box>
            <text:list text:style-name="L3">
              <text:list-item>
                <text:p text:style-name="P11">Membangun Gedung Bertingkat</text:p>
              </text:list-item>
            </text:list>
            <text:list text:style-name="L3">
              <text:list-item>
                <text:list>
                  <text:list-item>
                    <text:p text:style-name="P12">berbagai konsultan dan pengaw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berbagai perancanga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berbagai spesialisasi pelaksanaan: ukur tanah, fondasi, tiang pancang, dinding, dst.</text:p>
                  </text:list-item>
                </text:list>
              </text:list-item>
            </text:list>
            <text:list text:style-name="L3">
              <text:list-item>
                <text:p text:style-name="P11">Membangun Sistem Informasi Lebih Rumit</text:p>
              </text:list-item>
            </text:list>
            <text:list text:style-name="L3">
              <text:list-item>
                <text:list>
                  <text:list-item>
                    <text:p text:style-name="P12">diperlukan berbagai jenis keahlia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hilangkan persepsi ''<text:span text:style-name="T19">cukup programe</text:span>r'' saja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SDM merupakan komponen signifika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SDM merupakan komponen perangkat lunak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4" presentation:class="page"/>
          <draw:frame presentation:style-name="pr8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1" draw:layer="layout" svg:width="26.822cm" svg:height="1.861cm" svg:x="0.809cm" svg:y="1.517cm" presentation:class="title" presentation:user-transformed="true">
          <draw:text-box>
            <text:p text:style-name="P1">Rekanan Sistem Informasi </text:p>
          </draw:text-box>
        </draw:frame>
        <draw:frame presentation:style-name="pr17" draw:text-style-name="P11" draw:layer="layout" svg:width="24.102cm" svg:height="10.873cm" svg:x="1.685cm" svg:y="5.516cm" presentation:class="outline" presentation:user-transformed="true">
          <draw:text-box>
            <text:list text:style-name="L3">
              <text:list-item>
                <text:p text:style-name="P11">Relasi ''<text:span text:style-name="T11">hate</text:span><text:span text:style-name="T12">'' dan ''</text:span><text:span text:style-name="T11">love</text:span><text:span text:style-name="T12">''</text:span></text:p>
              </text:list-item>
            </text:list>
            <text:list text:style-name="L3">
              <text:list-item>
                <text:p text:style-name="P11"><text:span text:style-name="T12">Relasi jangka panjang serupa perkawinan</text:span></text:p>
              </text:list-item>
            </text:list>
            <text:list text:style-name="L3">
              <text:list-item>
                <text:p text:style-name="P11"><text:span text:style-name="T12">Pilih dan pilah dalam mencari ''jodoh''</text:span></text:p>
              </text:list-item>
            </text:list>
            <text:list text:style-name="L3">
              <text:list-item>
                <text:p text:style-name="P11"><text:span text:style-name="T12">Problem: ''tender''</text:span></text:p>
              </text:list-item>
            </text:list>
            <text:list text:style-name="L3">
              <text:list-item>
                <text:p text:style-name="P11"><text:span text:style-name="T12">Problem: ''ikatan jangka pendek''</text:span></text:p>
              </text:list-item>
            </text:list>
            <text:list text:style-name="L3">
              <text:list-item>
                <text:p text:style-name="P11"><text:span text:style-name="T12">F/OSS atau bukan: sama saja?!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5" presentation:class="page"/>
          <draw:frame presentation:style-name="pr8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" draw:layer="layout" svg:width="26.822cm" svg:height="1.861cm" svg:x="0.612cm" svg:y="5.427cm" presentation:class="title" presentation:user-transformed="true">
          <draw:text-box>
            <text:p text:style-name="P1">Ada Apa Dengan F/OSS?</text:p>
          </draw:text-box>
        </draw:frame>
        <presentation:notes draw:style-name="dp2">
          <draw:page-thumbnail draw:layer="layout" svg:width="13.705cm" svg:height="10.279cm" svg:x="3.641cm" svg:y="2.853cm" draw:page-number="16" presentation:class="page"/>
          <draw:frame presentation:style-name="pr8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1" draw:layer="layout" svg:width="26.822cm" svg:height="1.861cm" svg:x="0.849cm" svg:y="2.465cm" presentation:class="title" presentation:user-transformed="true">
          <draw:text-box>
            <text:p text:style-name="P1">Beberapa Prospek F/OSS</text:p>
          </draw:text-box>
        </draw:frame>
        <draw:frame presentation:style-name="pr18" draw:text-style-name="P11" draw:layer="layout" svg:width="24.219cm" svg:height="7.279cm" svg:x="2.042cm" svg:y="8.398cm" presentation:class="outline" presentation:user-transformed="true">
          <draw:text-box>
            <text:list text:style-name="L3">
              <text:list-item>
                <text:p text:style-name="P11">Sosialisasi F/OSS</text:p>
              </text:list-item>
            </text:list>
            <text:list text:style-name="L3">
              <text:list-item>
                <text:p text:style-name="P11">Pengkajian Model Bisnis F/OSS</text:p>
              </text:list-item>
            </text:list>
            <text:list text:style-name="L3">
              <text:list-item>
                <text:p text:style-name="P11">Penggalakkan Mirror F/OSS</text:p>
              </text:list-item>
            </text:list>
            <text:list text:style-name="L3">
              <text:list-item>
                <text:p text:style-name="P11">Penyebaran Benih MDGR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7" presentation:class="page"/>
          <draw:frame presentation:style-name="pr8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1" draw:layer="layout" svg:width="26.822cm" svg:height="1.861cm" svg:x="0.73cm" svg:y="1.083cm" presentation:class="title" presentation:user-transformed="true">
          <draw:text-box>
            <text:p text:style-name="P1">Sosialisasi F/OSS</text:p>
          </draw:text-box>
        </draw:frame>
        <draw:frame presentation:style-name="pr19" draw:text-style-name="P11" draw:layer="layout" svg:width="25.088cm" svg:height="14.585cm" svg:x="1.449cm" svg:y="4.054cm" presentation:class="outline" presentation:user-transformed="true">
          <draw:text-box>
            <text:list text:style-name="L3">
              <text:list-item>
                <text:p text:style-name="P11">“Yayasan Amal Bakti BlahBlahBlah”</text:p>
              </text:list-item>
            </text:list>
            <text:list text:style-name="L3">
              <text:list-item>
                <text:list>
                  <text:list-item>
                    <text:p text:style-name="P12">Di mana ada sediaan F/OSS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Info Perangkat Keras yang F/OSS friendl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Template ''Rencana Strategis'' Generi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SOHO, UKM, Individual, Pemerintaha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Info HOWTO dan Langkah-langkah Rinc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aplikasi F/OSS diatas sistem operasi berpemilik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petunjuk migrasi, upgrade, insta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server: dns, email, file, printer, web, dst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peningkatan SD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8" presentation:class="page"/>
          <draw:frame presentation:style-name="pr8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Model Bisnis F/OSS</text:p>
          </draw:text-box>
        </draw:frame>
        <draw:frame presentation:style-name="pr20" draw:text-style-name="P11" draw:layer="layout" svg:width="25.042cm" svg:height="15.141cm" svg:x="1.449cm" svg:y="3.146cm" presentation:class="outline" presentation:user-transformed="true">
          <draw:text-box>
            <text:list text:style-name="L3">
              <text:list-item>
                <text:p text:style-name="P11">Model Bisnis Mana Yang Dapat Bertahan?</text:p>
              </text:list-item>
            </text:list>
            <text:list text:style-name="L3">
              <text:list-item>
                <text:list>
                  <text:list-item>
                    <text:p text:style-name="P12">Debian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Ubuntu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OpenOffice.org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Lainnya?</text:p>
                  </text:list-item>
                </text:list>
              </text:list-item>
            </text:list>
            <text:list text:style-name="L3">
              <text:list-item>
                <text:p text:style-name="P11">Bisnis Apa?</text:p>
              </text:list-item>
            </text:list>
            <text:list text:style-name="L3">
              <text:list-item>
                <text:list>
                  <text:list-item>
                    <text:p text:style-name="P12">Train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Instal dan Migras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Setup Serv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Outsource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9" presentation:class="page"/>
          <draw:frame presentation:style-name="pr8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1" draw:layer="layout" svg:width="26.822cm" svg:height="1.861cm" svg:x="0.335cm" svg:y="2.268cm" presentation:class="title" presentation:user-transformed="true">
          <draw:text-box>
            <text:p text:style-name="P1">Mirror F/OSS</text:p>
          </draw:text-box>
        </draw:frame>
        <draw:frame presentation:style-name="pr21" draw:text-style-name="P11" draw:layer="layout" svg:width="23.943cm" svg:height="8.385cm" svg:x="1.804cm" svg:y="6.344cm" presentation:class="outline" presentation:user-transformed="true">
          <draw:text-box>
            <text:list text:style-name="L3">
              <text:list-item>
                <text:p text:style-name="P11">Penyebaran Mirror F/OSS </text:p>
              </text:list-item>
            </text:list>
            <text:list text:style-name="L3">
              <text:list-item>
                <text:list>
                  <text:list-item>
                    <text:p text:style-name="P12">Harga mulai Rp. 5 juta-a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Disk mulai 80 Gby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Masalah Bandwidth? CDROM-net!</text:p>
                  </text:list-item>
                </text:list>
              </text:list-item>
            </text:list>
            <text:list text:style-name="L3">
              <text:list-item>
                <text:p text:style-name="P11">Security Update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0" presentation:class="page"/>
          <draw:frame presentation:style-name="pr8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1" draw:layer="layout" svg:width="26.822cm" svg:height="1.861cm" svg:x="0.612cm" svg:y="2.149cm" presentation:class="title" presentation:user-transformed="true">
          <draw:text-box>
            <text:p text:style-name="P1">Penutup: MDGR</text:p>
          </draw:text-box>
        </draw:frame>
        <draw:frame presentation:style-name="pr22" draw:text-style-name="P11" draw:layer="layout" svg:width="24.141cm" svg:height="9.302cm" svg:x="1.409cm" svg:y="6.818cm" presentation:class="outline" presentation:user-transformed="true">
          <draw:text-box>
            <text:list text:style-name="L3">
              <text:list-item>
                <text:p text:style-name="P11">Masyarakat Digital Gotong Royong</text:p>
              </text:list-item>
            </text:list>
            <text:list text:style-name="L3">
              <text:list-item>
                <text:list>
                  <text:list-item>
                    <text:p text:style-name="P12">Masyarakat yang ingin berbagi yang terbai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Sederaja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Win-Win</text:p>
                  </text:list-item>
                </text:list>
              </text:list-item>
            </text:list>
            <text:list text:style-name="L3">
              <text:list-item>
                <text:p text:style-name="P11">Pengadaan Server dan Backup</text:p>
              </text:list-item>
            </text:list>
            <text:list text:style-name="L3">
              <text:list-item>
                <text:p text:style-name="P11">Mili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1" presentation:class="page"/>
          <draw:frame presentation:style-name="pr8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1" draw:layer="layout" svg:width="26.822cm" svg:height="1.861cm" svg:x="0.268cm" svg:y="8.15cm" presentation:class="title" presentation:user-transformed="true">
          <draw:text-box>
            <text:p text:style-name="P1">TERIMA KASIH!</text:p>
          </draw:text-box>
        </draw:frame>
        <presentation:notes draw:style-name="dp2">
          <draw:page-thumbnail draw:layer="layout" svg:width="13.705cm" svg:height="10.279cm" svg:x="3.641cm" svg:y="2.853cm" draw:page-number="22" presentation:class="page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762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Helvetica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ccccff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solid" draw:fill-color="#e6e6ff">
        <text:list-style>
          <text:list-level-style-image text:level="1" xlink:href="Pictures/100002000000000A0000000AD0B8BA86.gif" xlink:type="simple" xlink:show="embed" xlink:actuate="onLoad">
            <style:list-level-properties text:space-before="0.3cm" text:min-label-width="0.9cm" style:vertical-pos="middle" style:vertical-rel="line" fo:width="0.254cm" fo:height="0.254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6cm" text:min-label-width="0.8cm" style:vertical-pos="middle" style:vertical-rel="line" fo:width="0.254cm" fo:height="0.254cm"/>
          </text:list-level-style-image>
          <text:list-level-style-image text:level="3" xlink:href="Pictures/100002000000000A0000000AD0B8BA86.gif" xlink:type="simple" xlink:show="embed" xlink:actuate="onLoad">
            <style:list-level-properties text:space-before="3cm" text:min-label-width="0.6cm" style:vertical-pos="middle" style:vertical-rel="line" fo:width="0.254cm" fo:height="0.254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54cm" fo:height="0.254cm"/>
          </text:list-level-style-image>
          <text:list-level-style-image text:level="5" xlink:href="Pictures/100002000000000A0000000AD0B8BA86.gif" xlink:type="simple" xlink:show="embed" xlink:actuate="onLoad">
            <style:list-level-properties text:space-before="5.4cm" text:min-label-width="0.6cm" style:vertical-pos="middle" style:vertical-rel="line" fo:width="0.254cm" fo:height="0.254cm"/>
          </text:list-level-style-image>
          <text:list-level-style-image text:level="6" xlink:href="Pictures/100002000000000A0000000AD0B8BA86.gif" xlink:type="simple" xlink:show="embed" xlink:actuate="onLoad">
            <style:list-level-properties text:space-before="6.6cm" text:min-label-width="0.6cm" style:vertical-pos="middle" style:vertical-rel="line" fo:width="0.254cm" fo:height="0.254cm"/>
          </text:list-level-style-image>
          <text:list-level-style-image text:level="7" xlink:href="Pictures/100002000000000A0000000AD0B8BA86.gif" xlink:type="simple" xlink:show="embed" xlink:actuate="onLoad">
            <style:list-level-properties text:space-before="7.8cm" text:min-label-width="0.6cm" style:vertical-pos="middle" style:vertical-rel="line" fo:width="0.254cm" fo:height="0.254cm"/>
          </text:list-level-style-image>
          <text:list-level-style-image text:level="8" xlink:href="Pictures/100002000000000A0000000AD0B8BA86.gif" xlink:type="simple" xlink:show="embed" xlink:actuate="onLoad">
            <style:list-level-properties text:space-before="9cm" text:min-label-width="0.6cm" style:vertical-pos="middle" style:vertical-rel="line" fo:width="0.254cm" fo:height="0.254cm"/>
          </text:list-level-style-image>
          <text:list-level-style-image text:level="9" xlink:href="Pictures/100002000000000A0000000AD0B8BA86.gif" xlink:type="simple" xlink:show="embed" xlink:actuate="onLoad">
            <style:list-level-properties text:space-before="10.2cm" text:min-label-width="0.6cm" style:vertical-pos="middle" style:vertical-rel="line" fo:width="0.254cm" fo:height="0.254cm"/>
          </text:list-level-style-image>
        </text:list-style>
      </style:graphic-properties>
      <style:paragraph-properties fo:margin-left="1.2cm" fo:margin-right="0cm" fo:margin-top="0cm" fo:margin-bottom="0.5cm" fo:text-align="start" text:enable-numbering="true" fo:text-indent="0cm"/>
      <style:text-properties fo:color="#000000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text:enable-numbering="true" fo:text-indent="-0.8cm"/>
      <style:text-properties fo:font-family="Helvetica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family="Helvetica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solid" draw:fill-color="#cccc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9cm" fo:min-width="27.164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 style:list-style-name="L2">
      <style:graphic-properties draw:fill-color="#ffffff" draw:auto-grow-height="fals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align="start" fo:text-indent="0cm"/>
      <style:text-properties fo:font-family="Helvetica" style:font-family-generic="swiss" style:font-pitch="variable" fo:font-size="12pt"/>
    </style:style>
    <style:style style:name="P13" style:family="paragraph">
      <style:paragraph-properties fo:text-align="center"/>
    </style:style>
    <style:style style:name="T1" style:family="text">
      <style:text-properties fo:font-family="Helvetica" style:font-family-generic="swiss" style:font-pitch="variable" fo:font-size="12pt"/>
    </style:style>
    <style:style style:name="T2" style:family="text">
      <style:text-properties fo:font-family="Helvetica" style:font-family-generic="swiss" style:font-pitch="variable" fo:font-size="18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dp1">
      <draw:frame presentation:style-name="pr1" draw:text-style-name="P1" draw:layer="backgroundobjects" svg:width="26.822cm" svg:height="1.86cm" svg:x="0.691cm" svg:y="0.53cm" presentation:class="title">
        <draw:text-box>
          <text:p text:style-name="P1">Click to edit the title text format</text:p>
        </draw:text-box>
      </draw:frame>
      <draw:frame presentation:style-name="pr2" draw:text-style-name="P2" draw:layer="backgroundobjects" svg:width="25.042cm" svg:height="14.828cm" svg:x="1.449cm" svg:y="3.146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2" draw:layer="backgroundobjects" svg:width="27.164cm" svg:height="0.949cm" svg:x="0.492cm" svg:y="19.509cm">
        <draw:text-box>
          <text:p text:style-name="P11"><text:span text:style-name="T1">© 2005 Rahmat M. Samik-Ibrahim -- GNU Free Document License -- Silakan secara bebas menggandakan presentasi ini <text:s/>-- <text:s text:c="2"/></text:span><text:span text:style-name="T2"><text:page-number>1</text:page-number></text:span></text:p>
        </draw:text-box>
      </draw:frame>
      <draw:frame draw:style-name="gr2" draw:text-style-name="P13" draw:layer="backgroundobjects" svg:width="1.904cm" svg:height="1.904cm" svg:x="25.719cm" svg:y="18.733cm">
        <draw:image xlink:href="Pictures/100000000000004B0000004BC181C99A.png" xlink:type="simple" xlink:show="embed" xlink:actuate="onLoad">
          <text:p text:style-name="P1"/>
        </draw:image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3-04-29T09:12:24</meta:creation-date>
    <dc:date>2005-11-23T19:32:57</dc:date>
    <meta:print-date>2005-04-21T21:41:11</meta:print-date>
    <dc:language>en-US</dc:language>
    <meta:editing-cycles>254</meta:editing-cycles>
    <meta:editing-duration>PT21H21M41S</meta:editing-duration>
    <meta:user-defined meta:name="Info 1"/>
    <meta:user-defined meta:name="Info 2"/>
    <meta:user-defined meta:name="Info 3"/>
    <meta:user-defined meta:name="Info 4"/>
    <meta:document-statistic meta:object-count="94"/>
  </office:meta>
</office:document-meta>
</file>